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IFMarshaler.shouldIncludeHeader( NormalizedMessage normalizedMessag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Marshaler.fromNMS( WSIFOperationInfo operationInfo , WSIFMessage wsifMessage , NormalizedMessage nmsMessage , Object bod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SIFMarshaler.addPartValue( Element element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IFMarshaler.addWSIFProperties( WSIFMessage wsifMessage , NormalizedMessage nms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IFMarshaler.toNMS( final MessageExchange exchange , final NormalizedMessage nmsMessage , final WSIFOperationInfo operationInfo , final WSIFMessage wsif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SIFMarshaler.addNmsProperties( NormalizedMessage nmsMessage , WSIFMessage wsif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SIFMarshaler.setTransformer( Sourc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Marshaler.createResultDocument( MessageExchange exchange , NormalizedMessage normalizedMessage , WSIFOperationInfo operationInfo , WSIFMessage wsif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WSIFMarshaler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Marshaler.isSimpleType( Part 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IFMarshaler.load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Marshaler.getPartValue( String name , Part part , NormalizedMessage nmsMessage , Element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